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83b" officeooo:paragraph-rsid="001aae26"/>
    </style:style>
    <style:style style:name="P2" style:family="paragraph" style:parent-style-name="Standard">
      <style:text-properties officeooo:paragraph-rsid="001aae26"/>
    </style:style>
    <style:style style:name="P3" style:family="paragraph" style:parent-style-name="Standard">
      <style:text-properties officeooo:rsid="001aae26" officeooo:paragraph-rsid="001aae26"/>
    </style:style>
    <style:style style:name="P4" style:family="paragraph" style:parent-style-name="Standard">
      <style:paragraph-properties fo:text-align="center" style:justify-single-word="false"/>
      <style:text-properties officeooo:rsid="001aae26" officeooo:paragraph-rsid="001aae26"/>
    </style:style>
    <style:style style:name="T1" style:family="text">
      <style:text-properties officeooo:rsid="0014183b"/>
    </style:style>
    <style:style style:name="T2" style:family="text">
      <style:text-properties officeooo:rsid="001aae26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officeooo:rsid="001e4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Ikeva</text:span></text:p>
      <text:p text:style-name="P1"/>
      <text:p text:style-name="P1">1)what is abstraction and <text:s/>interfaces <text:s/>and differnce between abstraction and in<text:span text:style-name="T2">terface</text:span> and purpo</text:p>
      <text:p text:style-name="P2"><text:span text:style-name="T1">se?</text:span></text:p>
      <text:p text:style-name="P1">2)<text:span text:style-name="T2">what is Encapsulation?where it is used?</text:span></text:p>
      <text:p text:style-name="P3">3)Inhertaince</text:p>
      <text:p text:style-name="P3">4)<text:span text:style-name="T4">what is </text:span>ambiuity problem</text:p>
      <text:p text:style-name="P3">5)try,finally posiiaable?</text:p>
      <text:p text:style-name="P3">6)purpose of finally block?</text:p>
      <text:p text:style-name="P3">7)how to stop finally block execution?</text:p>
      <text:p text:style-name="P3">8)where static keyword is applicable?</text:p>
      <text:p text:style-name="P3">9) where final keyword is applicable?</text:p>
      <text:p text:style-name="P3">10)how can we add list inside list? And how to get the elements?</text:p>
      <text:p text:style-name="P3">11)how to write static nested class?</text:p>
      <text:p text:style-name="P3">12)diff b/w arraylist and linked list?</text:p>
      <text:p text:style-name="P3">13)collection framework?</text:p>
      <text:p text:style-name="P3">14)which class is eligiable to add <text:s/>in hashset?(or)</text:p>
      <text:p text:style-name="P3">How to make class as hashset?</text:p>
      <text:p text:style-name="P3">15)what is string,string buffer,string builder?</text:p>
      <text:p text:style-name="P3">16)how to make class as immutable?</text:p>
      <text:p text:style-name="P3">17)string s=”welcome”</text:p>
      <text:p text:style-name="P3">s.concat(“hi”);</text:p>
      <text:p text:style-name="P3">how many objects are created?</text:p>
      <text:p text:style-name="P3">18) string s=”red,blue,orange,red,blue,blue,yellow”</text:p>
      <text:p text:style-name="P3">count how many red,blue,yellow,orange.</text:p>
      <text:p text:style-name="P3">19)hashset internal mechanisum?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vaan06user </meta:initial-creator>
    <meta:creation-date>2017-07-11T16:41:53.103664924</meta:creation-date>
    <dc:date>2017-07-11T16:58:04.489612800</dc:date>
    <dc:creator>vidvaan06user </dc:creator>
    <meta:editing-duration>PT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19" meta:character-count="856" meta:non-whitespace-character-count="759"/>
  </office:meta>
</office:document-meta>
</file>